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0.238cm" svg:x="28.118cm" svg:y="5.392cm">
            <draw:object draw:notify-on-update-of-ranges="Sheet1.Q1:Sheet1.Q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Loss" draw:style-name="gr1" draw:text-style-name="P1" svg:width="15.997cm" svg:height="10.385cm" svg:x="12.143cm" svg:y="5.286cm">
            <draw:object draw:notify-on-update-of-ranges="Sheet1.H1:Sheet1.H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8461" calcext:value-type="float">
            <text:p>1.8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972" calcext:value-type="float">
            <text:p>0.79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6876" calcext:value-type="float">
            <text:p>0.6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648" calcext:value-type="float">
            <text:p>0.7648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2529" calcext:value-type="float">
            <text:p>1.25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888" calcext:value-type="float">
            <text:p>0.7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7817" calcext:value-type="float">
            <text:p>0.78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113" calcext:value-type="float">
            <text:p>0.811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1011" calcext:value-type="float">
            <text:p>1.1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11" calcext:value-type="float">
            <text:p>0.8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049" calcext:value-type="float">
            <text:p>0.50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466" calcext:value-type="float">
            <text:p>0.846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7964" calcext:value-type="float">
            <text:p>0.7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266" calcext:value-type="float">
            <text:p>0.82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6036" calcext:value-type="float">
            <text:p>0.6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449" calcext:value-type="float">
            <text:p>0.844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876" calcext:value-type="float">
            <text:p>0.6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309" calcext:value-type="float">
            <text:p>0.83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11.6283" calcext:value-type="float">
            <text:p>11.62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2331" calcext:value-type="float">
            <text:p>0.233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8024" calcext:value-type="float">
            <text:p>0.8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1" calcext:value-type="float">
            <text:p>0.80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6146" calcext:value-type="float">
            <text:p>0.6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474" calcext:value-type="float">
            <text:p>0.8474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0829" calcext:value-type="float">
            <text:p>1.08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771" calcext:value-type="float">
            <text:p>0.77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6343" calcext:value-type="float">
            <text:p>0.6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331" calcext:value-type="float">
            <text:p>0.833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9521" calcext:value-type="float">
            <text:p>0.95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978" calcext:value-type="float">
            <text:p>0.79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713" calcext:value-type="float">
            <text:p>0.5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509" calcext:value-type="float">
            <text:p>0.850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919" calcext:value-type="float">
            <text:p>0.59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547" calcext:value-type="float">
            <text:p>0.8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7277" calcext:value-type="float">
            <text:p>0.72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422" calcext:value-type="float">
            <text:p>0.8422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9762" calcext:value-type="float">
            <text:p>0.97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5" calcext:value-type="float">
            <text:p>0.80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1769" calcext:value-type="float">
            <text:p>1.17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773" calcext:value-type="float">
            <text:p>0.77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1.2107" calcext:value-type="float">
            <text:p>1.21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0849" calcext:value-type="float">
            <text:p>1.08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6892" calcext:value-type="float">
            <text:p>0.68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716" calcext:value-type="float">
            <text:p>0.57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327" calcext:value-type="float">
            <text:p>0.832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78" calcext:value-type="float">
            <text:p>0.57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457" calcext:value-type="float">
            <text:p>0.84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4835" calcext:value-type="float">
            <text:p>0.48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667" calcext:value-type="float">
            <text:p>0.866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4746" calcext:value-type="float">
            <text:p>0.47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54" calcext:value-type="float">
            <text:p>0.8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773" calcext:value-type="float">
            <text:p>0.37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36" calcext:value-type="float">
            <text:p>0.903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57" calcext:value-type="float">
            <text:p>0.88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819" calcext:value-type="float">
            <text:p>0.2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15" calcext:value-type="float">
            <text:p>0.901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2065" calcext:value-type="float">
            <text:p>1.20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275" calcext:value-type="float">
            <text:p>0.82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302" calcext:value-type="float">
            <text:p>0.53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826" calcext:value-type="float">
            <text:p>0.882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4403" calcext:value-type="float">
            <text:p>0.44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04" calcext:value-type="float">
            <text:p>0.88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603" calcext:value-type="float">
            <text:p>0.26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288" calcext:value-type="float">
            <text:p>0.6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41" calcext:value-type="float">
            <text:p>0.8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727" calcext:value-type="float">
            <text:p>0.37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258" calcext:value-type="float">
            <text:p>0.32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48" calcext:value-type="float">
            <text:p>0.87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734" calcext:value-type="float">
            <text:p>0.2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626" calcext:value-type="float">
            <text:p>0.36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99" calcext:value-type="float">
            <text:p>0.87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129" calcext:value-type="float">
            <text:p>0.3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854" calcext:value-type="float">
            <text:p>0.28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977" calcext:value-type="float">
            <text:p>0.89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558" calcext:value-type="float">
            <text:p>0.25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67" calcext:value-type="float">
            <text:p>0.906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268" calcext:value-type="float">
            <text:p>0.3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03" calcext:value-type="float">
            <text:p>0.88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458" calcext:value-type="float">
            <text:p>0.3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763" calcext:value-type="float">
            <text:p>0.876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818" calcext:value-type="float">
            <text:p>0.28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011" calcext:value-type="float">
            <text:p>0.9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501" calcext:value-type="float">
            <text:p>0.25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39" calcext:value-type="float">
            <text:p>0.913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644" calcext:value-type="float">
            <text:p>0.3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01" calcext:value-type="float">
            <text:p>0.88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229" calcext:value-type="float">
            <text:p>0.32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848" calcext:value-type="float">
            <text:p>0.8848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861" calcext:value-type="float">
            <text:p>0.28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996" calcext:value-type="float">
            <text:p>0.8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571" calcext:value-type="float">
            <text:p>0.25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89" calcext:value-type="float">
            <text:p>0.918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095" calcext:value-type="float">
            <text:p>0.30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922" calcext:value-type="float">
            <text:p>0.89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636" calcext:value-type="float">
            <text:p>0.2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65" calcext:value-type="float">
            <text:p>0.906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627" calcext:value-type="float">
            <text:p>0.26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107" calcext:value-type="float">
            <text:p>0.91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423" calcext:value-type="float">
            <text:p>0.2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92" calcext:value-type="float">
            <text:p>0.9192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855" calcext:value-type="float">
            <text:p>0.28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975" calcext:value-type="float">
            <text:p>0.89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976" calcext:value-type="float">
            <text:p>0.897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671" calcext:value-type="float">
            <text:p>0.26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096" calcext:value-type="float">
            <text:p>0.9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384" calcext:value-type="float">
            <text:p>0.2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85" calcext:value-type="float">
            <text:p>0.918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489" calcext:value-type="float">
            <text:p>0.24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173" calcext:value-type="float">
            <text:p>0.91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43" calcext:value-type="float">
            <text:p>0.924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76" calcext:value-type="float">
            <text:p>0.8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22" calcext:value-type="float">
            <text:p>0.9022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62" calcext:value-type="float">
            <text:p>0.57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22" calcext:value-type="float">
            <text:p>0.8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773" calcext:value-type="float">
            <text:p>0.37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171" calcext:value-type="float">
            <text:p>0.817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542" calcext:value-type="float">
            <text:p>0.3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545" calcext:value-type="float">
            <text:p>0.8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179" calcext:value-type="float">
            <text:p>0.31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874" calcext:value-type="float">
            <text:p>0.8874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409" calcext:value-type="float">
            <text:p>0.3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037" calcext:value-type="float">
            <text:p>0.903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522" calcext:value-type="float">
            <text:p>0.35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37" calcext:value-type="float">
            <text:p>0.88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2.8368" calcext:value-type="float">
            <text:p>2.8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597" calcext:value-type="float">
            <text:p>0.759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912" calcext:value-type="float">
            <text:p>0.3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44" calcext:value-type="float">
            <text:p>0.8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767" calcext:value-type="float">
            <text:p>0.3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657" calcext:value-type="float">
            <text:p>0.8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913" calcext:value-type="float">
            <text:p>0.2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895" calcext:value-type="float">
            <text:p>0.889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809" calcext:value-type="float">
            <text:p>0.28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061" calcext:value-type="float">
            <text:p>0.90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425" calcext:value-type="float">
            <text:p>0.24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12" calcext:value-type="float">
            <text:p>0.9212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107" calcext:value-type="float">
            <text:p>0.91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529" calcext:value-type="float">
            <text:p>0.25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03" calcext:value-type="float">
            <text:p>0.920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578" calcext:value-type="float">
            <text:p>0.2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119" calcext:value-type="float">
            <text:p>0.9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451" calcext:value-type="float">
            <text:p>0.24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92" calcext:value-type="float">
            <text:p>0.9192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478" calcext:value-type="float">
            <text:p>0.24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216" calcext:value-type="float">
            <text:p>0.9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291" calcext:value-type="float">
            <text:p>0.22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77" calcext:value-type="float">
            <text:p>0.927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653" calcext:value-type="float">
            <text:p>0.26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026" calcext:value-type="float">
            <text:p>0.90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7088" calcext:value-type="float">
            <text:p>0.7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927" calcext:value-type="float">
            <text:p>0.29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991" calcext:value-type="float">
            <text:p>0.89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23" calcext:value-type="float">
            <text:p>0.912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4255" calcext:value-type="float">
            <text:p>0.4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576" calcext:value-type="float">
            <text:p>0.8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305" calcext:value-type="float">
            <text:p>0.53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562" calcext:value-type="float">
            <text:p>0.35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504" calcext:value-type="float">
            <text:p>0.8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554" calcext:value-type="float">
            <text:p>0.2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03" calcext:value-type="float">
            <text:p>0.910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908" calcext:value-type="float">
            <text:p>0.8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873" calcext:value-type="float">
            <text:p>0.2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676" calcext:value-type="float">
            <text:p>0.8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286" calcext:value-type="float">
            <text:p>0.52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311" calcext:value-type="float">
            <text:p>0.831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4705" calcext:value-type="float">
            <text:p>0.4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18" calcext:value-type="float">
            <text:p>0.88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466" calcext:value-type="float">
            <text:p>0.3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05" calcext:value-type="float">
            <text:p>0.910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4542" calcext:value-type="float">
            <text:p>0.4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305" calcext:value-type="float">
            <text:p>0.83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5109" calcext:value-type="float">
            <text:p>0.51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669" calcext:value-type="float">
            <text:p>0.766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4406" calcext:value-type="float">
            <text:p>0.4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216" calcext:value-type="float">
            <text:p>0.3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863" calcext:value-type="float">
            <text:p>0.886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07" calcext:value-type="float">
            <text:p>0.87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643" calcext:value-type="float">
            <text:p>0.26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074" calcext:value-type="float">
            <text:p>0.3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864" calcext:value-type="float">
            <text:p>0.8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4616" calcext:value-type="float">
            <text:p>0.4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733" calcext:value-type="float">
            <text:p>0.7733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297" calcext:value-type="float">
            <text:p>0.32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4923" calcext:value-type="float">
            <text:p>0.4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739" calcext:value-type="float">
            <text:p>0.27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069" calcext:value-type="float">
            <text:p>0.90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534" calcext:value-type="float">
            <text:p>0.2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19" calcext:value-type="float">
            <text:p>0.921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884" calcext:value-type="float">
            <text:p>0.2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015" calcext:value-type="float">
            <text:p>0.9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675" calcext:value-type="float">
            <text:p>0.26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05" calcext:value-type="float">
            <text:p>0.9105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543" calcext:value-type="float">
            <text:p>0.25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109" calcext:value-type="float">
            <text:p>0.91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371" calcext:value-type="float">
            <text:p>0.2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96" calcext:value-type="float">
            <text:p>0.9296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383" calcext:value-type="float">
            <text:p>0.2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205" calcext:value-type="float">
            <text:p>0.9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709" calcext:value-type="float">
            <text:p>0.27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159" calcext:value-type="float">
            <text:p>0.9159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543" calcext:value-type="float">
            <text:p>0.25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9112" calcext:value-type="float">
            <text:p>0.9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3769" calcext:value-type="float">
            <text:p>0.37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8707" calcext:value-type="float">
            <text:p>0.8707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3193" calcext:value-type="float">
            <text:p>0.31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18" calcext:value-type="float">
            <text:p>0.87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4157" calcext:value-type="float">
            <text:p>0.4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7671" calcext:value-type="float">
            <text:p>0.7671</text:p>
          </table:table-cell>
        </table:table-row>
        <table:table-row table:style-name="ro1">
          <table:table-cell office:value-type="string" calcext:value-type="string">
            <text:p>1020/1020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2939" calcext:value-type="float">
            <text:p>0.29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706" calcext:value-type="float">
            <text:p>0.87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float" office:value="0.2227" calcext:value-type="float">
            <text:p>0.22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uracy:</text:p>
          </table:table-cell>
          <table:table-cell office:value-type="float" office:value="0.9277" calcext:value-type="float">
            <text:p>0.9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Verdan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18:27:15.262734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6:38:38.994096477</meta:creation-date>
    <dc:date>2023-05-13T16:58:16.846575594</dc:date>
    <meta:editing-duration>PT19M38S</meta:editing-duration>
    <meta:editing-cycles>1</meta:editing-cycles>
    <meta:generator>LibreOffice/7.5.3.2$Linux_X86_64 LibreOffice_project/50$Build-2</meta:generator>
    <meta:document-statistic meta:table-count="1" meta:cell-count="102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0.239cm" xlink:href=".." xlink:type="simple" chart:class="chart:area" chart:style-name="ch1">
        <chart:title svg:x="5.972cm" svg:y="0.34cm" chart:style-name="ch2">
          <text:p>Validation accuracy</text:p>
        </chart:title>
        <chart:plot-area chart:style-name="ch3" table:cell-range-address="Sheet1.Q1:Sheet1.Q60" svg:x="1.813cm" svg:y="1.088cm" svg:width="12.269cm" svg:height="8.605cm">
          <chart:coordinate-region svg:x="2.54cm" svg:y="1.287cm" svg:width="11.542cm" svg:height="7.614cm"/>
          <chart:axis chart:dimension="x" chart:name="primary-x" chart:style-name="ch4">
            <chart:title svg:x="7.427cm" svg:y="9.679cm" chart:style-name="ch5">
              <text:p>Epoch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Q1:Sheet1.Q60" chart:class="chart:area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48">
                <text:p>0.7648</text:p>
                <draw:g>
                  <svg:desc>Sheet1.Q1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13">
                <text:p>0.8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66">
                <text:p>0.8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31">
                <text:p>0.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74">
                <text:p>0.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31">
                <text:p>0.8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09">
                <text:p>0.8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22">
                <text:p>0.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27">
                <text:p>0.8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36">
                <text:p>0.9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15">
                <text:p>0.9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51">
                <text:p>0.9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03">
                <text:p>0.8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67">
                <text:p>0.9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63">
                <text:p>0.8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39">
                <text:p>0.9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89">
                <text:p>0.9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92">
                <text:p>0.9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76">
                <text:p>0.8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43">
                <text:p>0.9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22">
                <text:p>0.9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71">
                <text:p>0.8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7">
                <text:p>0.9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07">
                <text:p>0.8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95">
                <text:p>0.8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2">
                <text:p>0.9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92">
                <text:p>0.9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77">
                <text:p>0.9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23">
                <text:p>0.9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03">
                <text:p>0.9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11">
                <text:p>0.8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863">
                <text:p>0.8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51">
                <text:p>0.9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733">
                <text:p>0.7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82">
                <text:p>0.7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19">
                <text:p>0.92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05">
                <text:p>0.9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96">
                <text:p>0.9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59">
                <text:p>0.91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707">
                <text:p>0.8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71">
                <text:p>0.7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77">
                <text:p>0.9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0.386cm" xlink:href=".." xlink:type="simple" chart:class="chart:area" chart:style-name="ch1">
        <chart:title svg:x="7.439cm" svg:y="0.343cm" chart:style-name="ch2">
          <text:p>Loss</text:p>
        </chart:title>
        <chart:plot-area chart:style-name="ch3" table:cell-range-address="Sheet1.H1:Sheet1.H60" svg:x="1.526cm" svg:y="1.018cm" svg:width="13.092cm" svg:height="8.432cm">
          <chart:coordinate-region svg:x="2.253cm" svg:y="1.217cm" svg:width="12.365cm" svg:height="7.441cm"/>
          <chart:axis chart:dimension="x" chart:name="primary-x" chart:style-name="ch4">
            <chart:title svg:x="7.552cm" svg:y="9.657cm" chart:style-name="ch5">
              <text:p>Epoch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H1:Sheet1.H60" chart:class="chart:area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61">
                <text:p>1.8461</text:p>
                <draw:g>
                  <svg:desc>Sheet1.H1:Sheet1.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11">
                <text:p>1.1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64">
                <text:p>0.7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76">
                <text:p>0.6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24">
                <text:p>0.8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29">
                <text:p>1.0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21">
                <text:p>0.9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9">
                <text:p>0.5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62">
                <text:p>0.9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69">
                <text:p>1.1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49">
                <text:p>1.0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78">
                <text:p>0.5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46">
                <text:p>0.4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65">
                <text:p>1.2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03">
                <text:p>0.4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8">
                <text:p>0.6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58">
                <text:p>0.3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26">
                <text:p>0.3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68">
                <text:p>0.3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18">
                <text:p>0.2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1">
                <text:p>0.2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27">
                <text:p>0.2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71">
                <text:p>0.2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42">
                <text:p>0.3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09">
                <text:p>0.3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2">
                <text:p>0.3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12">
                <text:p>0.3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67">
                <text:p>0.3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09">
                <text:p>0.2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78">
                <text:p>0.2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53">
                <text:p>0.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27">
                <text:p>0.2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55">
                <text:p>0.4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62">
                <text:p>0.3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42">
                <text:p>0.4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06">
                <text:p>0.4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74">
                <text:p>0.3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97">
                <text:p>0.3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39">
                <text:p>0.27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84">
                <text:p>0.28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83">
                <text:p>0.2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93">
                <text:p>0.3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39">
                <text:p>0.2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